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4.196cm" style:rel-column-width="16176*"/>
    </style:style>
    <style:style style:name="Table11.B" style:family="table-column">
      <style:table-column-properties style:column-width="12.804cm" style:rel-column-width="49359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4.196cm" style:rel-column-width="16176*"/>
    </style:style>
    <style:style style:name="Table12.B" style:family="table-column">
      <style:table-column-properties style:column-width="12.804cm" style:rel-column-width="49359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4.196cm" style:rel-column-width="16176*"/>
    </style:style>
    <style:style style:name="Table13.B" style:family="table-column">
      <style:table-column-properties style:column-width="12.804cm" style:rel-column-width="49359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4.196cm" style:rel-column-width="16176*"/>
    </style:style>
    <style:style style:name="Table14.B" style:family="table-column">
      <style:table-column-properties style:column-width="12.804cm" style:rel-column-width="49359*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paragraph-properties fo:break-before="page"/>
      <style:text-properties officeooo:paragraph-rsid="0019a36a"/>
    </style:style>
    <style:style style:name="P10" style:family="paragraph" style:parent-style-name="Standard">
      <style:paragraph-properties fo:break-before="page"/>
      <style:text-properties officeooo:paragraph-rsid="001b89f3"/>
    </style:style>
    <style:style style:name="P11" style:family="paragraph" style:parent-style-name="Standard">
      <style:paragraph-properties fo:break-before="page"/>
      <style:text-properties officeooo:paragraph-rsid="001ee13c"/>
    </style:style>
    <style:style style:name="P12" style:family="paragraph" style:parent-style-name="Standard">
      <style:paragraph-properties fo:break-before="page"/>
      <style:text-properties officeooo:paragraph-rsid="0021543d"/>
    </style:style>
    <style:style style:name="P13" style:family="paragraph" style:parent-style-name="Standard">
      <style:paragraph-properties fo:break-before="page"/>
      <style:text-properties officeooo:paragraph-rsid="00231a73"/>
    </style:style>
    <style:style style:name="P14" style:family="paragraph" style:parent-style-name="Standard">
      <style:paragraph-properties fo:break-before="page"/>
      <style:text-properties officeooo:paragraph-rsid="0024d250"/>
    </style:style>
    <style:style style:name="P15" style:family="paragraph" style:parent-style-name="Text_20_body">
      <style:paragraph-properties fo:break-before="page"/>
      <style:text-properties officeooo:paragraph-rsid="0019a36a"/>
    </style:style>
    <style:style style:name="P16" style:family="paragraph" style:parent-style-name="Text_20_body">
      <style:text-properties officeooo:paragraph-rsid="001576d6"/>
    </style:style>
    <style:style style:name="P17" style:family="paragraph" style:parent-style-name="Text_20_body">
      <style:text-properties officeooo:paragraph-rsid="0019a36a"/>
    </style:style>
    <style:style style:name="P18" style:family="paragraph" style:parent-style-name="Text_20_body">
      <style:text-properties fo:color="#ff6600" fo:font-style="italic" fo:font-weight="bold" officeooo:paragraph-rsid="001a2bec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color="#ff6600" style:font-name="Ubuntu" fo:font-style="italic" fo:font-weight="bold" officeooo:rsid="001a2bec" officeooo:paragraph-rsid="001a2bec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040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1afd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4" style:family="paragraph" style:parent-style-name="Standard">
      <style:text-properties fo:color="#ff6600" style:font-name="Ubuntu" fo:font-style="italic" fo:font-weight="bold" officeooo:rsid="001a2bec" officeooo:paragraph-rsid="002e6f19" style:font-style-asian="italic" style:font-weight-asian="bold" style:font-style-complex="italic" style:font-weight-complex="bold"/>
    </style:style>
    <style:style style:name="P105" style:family="paragraph" style:parent-style-name="Standard">
      <style:text-properties fo:color="#ff6600" style:font-name="Ubuntu" fo:font-style="italic" fo:font-weight="bold" officeooo:rsid="001a2bec" officeooo:paragraph-rsid="0033e6f7" style:font-style-asian="italic" style:font-weight-asian="bold" style:font-style-complex="italic" style:font-weight-complex="bold"/>
    </style:style>
    <style:style style:name="P106" style:family="paragraph" style:parent-style-name="Heading_20_1">
      <style:text-properties officeooo:rsid="001576d6" officeooo:paragraph-rsid="001576d6"/>
    </style:style>
    <style:style style:name="P107" style:family="paragraph" style:parent-style-name="Heading_20_1">
      <style:text-properties officeooo:rsid="002e6f19" officeooo:paragraph-rsid="002e6f19"/>
    </style:style>
    <style:style style:name="P108" style:family="paragraph" style:parent-style-name="Heading_20_1">
      <style:text-properties officeooo:rsid="002e6f19" officeooo:paragraph-rsid="0033e6f7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32b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dc71" officeooo:paragraph-rsid="0033d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e6f7" officeooo:paragraph-rsid="0033e6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e6f7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officeooo:rsid="001a2bec"/>
    </style:style>
    <style:style style:name="T5" style:family="text">
      <style:text-properties style:font-name="arial"/>
    </style:style>
    <style:style style:name="T6" style:family="text">
      <style:text-properties style:font-name="arial" officeooo:rsid="001a2bec"/>
    </style:style>
    <style:style style:name="T7" style:family="text">
      <style:text-properties style:font-name="Ubuntu" officeooo:rsid="001a2bec"/>
    </style:style>
    <style:style style:name="T8" style:family="text">
      <style:text-properties officeooo:rsid="001b89f3"/>
    </style:style>
    <style:style style:name="T9" style:family="text">
      <style:text-properties officeooo:rsid="001db8c8"/>
    </style:style>
    <style:style style:name="T10" style:family="text">
      <style:text-properties officeooo:rsid="001ee13c"/>
    </style:style>
    <style:style style:name="T11" style:family="text">
      <style:text-properties officeooo:rsid="001f95f1"/>
    </style:style>
    <style:style style:name="T12" style:family="text">
      <style:text-properties officeooo:rsid="0021543d"/>
    </style:style>
    <style:style style:name="T13" style:family="text">
      <style:text-properties officeooo:rsid="00231a73"/>
    </style:style>
    <style:style style:name="T14" style:family="text">
      <style:text-properties officeooo:rsid="0024d250"/>
    </style:style>
    <style:style style:name="T15" style:family="text">
      <style:text-properties officeooo:rsid="0026dbe1"/>
    </style:style>
    <style:style style:name="T16" style:family="text">
      <style:text-properties officeooo:rsid="002938dc"/>
    </style:style>
    <style:style style:name="T17" style:family="text">
      <style:text-properties officeooo:rsid="002b3709"/>
    </style:style>
    <style:style style:name="T18" style:family="text">
      <style:text-properties officeooo:rsid="002e6f19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Casos de uso</text:h>
      <text:p text:style-name="P16"/>
      <text:p text:style-name="P19">Hacer escala de frecuencia de uso:</text:p>
      <text:p text:style-name="P18"><text:span text:style-name="T6">siempre,</text:span><text:span text:style-name="T7"> </text:span><text:span text:style-name="T5">nunca, jamás,</text:span> <text:span text:style-name="T5">constantemente,</text:span> <text:span text:style-name="T5">frecuentemente,</text:span> <text:span text:style-name="T5">asiduamente, ocasionalmente,</text:span> <text:span text:style-name="T5">eternamente,</text:span> <text:span text:style-name="T5">puntualmente,</text:span> <text:span text:style-name="T5">normalmente,</text:span> <text:span text:style-name="T5">raramente, ordinariamente,</text:span> <text:span text:style-name="T5">extraordinarimente</text:span> </text:p>
      <text:p text:style-name="P19"/>
      <text:h text:style-name="P107" text:outline-level="1">Actore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29"><text:span text:style-name="T18">ACT</text:span>-<text:span text:style-name="T1">001</text:span></text:p>
          </table:table-cell>
          <table:table-cell table:style-name="Table10.B1" office:value-type="float" office:value="0">
            <text:p text:style-name="P43">Usuario</text:p>
          </table:table-cell>
        </table:table-row>
        <table:table-row table:style-name="Table10.1">
          <table:table-cell table:style-name="Table10.A2" office:value-type="float" office:value="0">
            <text:p text:style-name="P43">Descripción</text:p>
          </table:table-cell>
          <table:table-cell table:style-name="Table10.B2" office:value-type="string">
            <text:p text:style-name="P109">Cualquier persona que acceda a nuestra plataforma web.</text:p>
          </table:table-cell>
        </table:table-row>
      </table:table>
      <text:p text:style-name="P104"/>
      <text:p text:style-name="P10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112"><text:span text:style-name="T18">ACT</text:span>-<text:span text:style-name="T1">002</text:span></text:p>
          </table:table-cell>
          <table:table-cell table:style-name="Table11.B1" office:value-type="float" office:value="0">
            <text:p text:style-name="P114">Paciente</text:p>
          </table:table-cell>
        </table:table-row>
        <table:table-row table:style-name="Table11.1">
          <table:table-cell table:style-name="Table11.A2" office:value-type="float" office:value="0">
            <text:p text:style-name="P113">Descripción</text:p>
          </table:table-cell>
          <table:table-cell table:style-name="Table11.B2" office:value-type="string">
            <text:p text:style-name="P111">Cualquier persona que desee ser evaluada por nuestra aplicación.</text:p>
          </table:table-cell>
        </table:table-row>
      </table:table>
      <text:p text:style-name="P105"/>
      <text:p text:style-name="P10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112"><text:span text:style-name="T18">ACT</text:span>-<text:span text:style-name="T1">003</text:span></text:p>
          </table:table-cell>
          <table:table-cell table:style-name="Table12.B1" office:value-type="float" office:value="0">
            <text:p text:style-name="P114">Psicólogo</text:p>
          </table:table-cell>
        </table:table-row>
        <table:table-row table:style-name="Table12.1">
          <table:table-cell table:style-name="Table12.A2" office:value-type="float" office:value="0">
            <text:p text:style-name="P113">Descripción</text:p>
          </table:table-cell>
          <table:table-cell table:style-name="Table12.B2" office:value-type="string">
            <text:p text:style-name="P111">Cualquier persona que ejerza profesionalmente como psicólogo.</text:p>
          </table:table-cell>
        </table:table-row>
      </table:table>
      <text:p text:style-name="P105"/>
      <text:p text:style-name="P10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112"><text:span text:style-name="T18">ACT</text:span>-<text:span text:style-name="T1">004</text:span></text:p>
          </table:table-cell>
          <table:table-cell table:style-name="Table13.B1" office:value-type="float" office:value="0">
            <text:p text:style-name="P114">Sistema</text:p>
          </table:table-cell>
        </table:table-row>
        <table:table-row table:style-name="Table13.1">
          <table:table-cell table:style-name="Table13.A2" office:value-type="float" office:value="0">
            <text:p text:style-name="P113">Descripción</text:p>
          </table:table-cell>
          <table:table-cell table:style-name="Table13.B2" office:value-type="string">
            <text:p text:style-name="P111">Encargado de ejecutar el algoritmo de emparejamiento.</text:p>
          </table:table-cell>
        </table:table-row>
      </table:table>
      <text:p text:style-name="P105"/>
      <text:p text:style-name="P10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112"><text:span text:style-name="T18">ACT</text:span>-<text:span text:style-name="T1">005</text:span></text:p>
          </table:table-cell>
          <table:table-cell table:style-name="Table14.B1" office:value-type="float" office:value="0">
            <text:p text:style-name="P114">Administrador</text:p>
          </table:table-cell>
        </table:table-row>
        <table:table-row table:style-name="Table14.1">
          <table:table-cell table:style-name="Table14.A2" office:value-type="float" office:value="0">
            <text:p text:style-name="P113">Descripción</text:p>
          </table:table-cell>
          <table:table-cell table:style-name="Table14.B2" office:value-type="string">
            <text:p text:style-name="P111">Persona encargada de gestionar los recursos de la aplicación.</text:p>
          </table:table-cell>
        </table:table-row>
      </table:table>
      <text:p text:style-name="P105"/>
      <text:h text:style-name="P108" text:outline-level="1">Casos de us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0">CU-<text:span text:style-name="T1">001</text:span></text:p>
          </table:table-cell>
          <table:table-cell table:style-name="Table1.B1" office:value-type="float" office:value="0">
            <text:p text:style-name="P20">Iniciar sesión</text:p>
          </table:table-cell>
        </table:table-row>
        <table:table-row table:style-name="Table1.1">
          <table:table-cell table:style-name="Table1.A2" office:value-type="float" office:value="0">
            <text:p text:style-name="P30">Actor principal</text:p>
          </table:table-cell>
          <table:table-cell table:style-name="Table1.B2" office:value-type="string">
            <text:p text:style-name="P109">Usuario</text:p>
          </table:table-cell>
        </table:table-row>
        <table:table-row table:style-name="Table1.1">
          <table:table-cell table:style-name="Table1.A2" office:value-type="float" office:value="0">
            <text:p text:style-name="P30">Objetivo en contexto</text:p>
          </table:table-cell>
          <table:table-cell table:style-name="Table1.B3" office:value-type="string">
            <text:p text:style-name="P53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30">Precondiciones</text:p>
          </table:table-cell>
          <table:table-cell table:style-name="Table1.B4" office:value-type="string">
            <text:p text:style-name="P53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30">Disparador</text:p>
          </table:table-cell>
          <table:table-cell table:style-name="Table1.B5" office:value-type="string">
            <text:p text:style-name="P53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30">Escenario</text:p>
          </table:table-cell>
          <table:table-cell table:style-name="Table1.B6" office:value-type="string">
            <text:p text:style-name="P53">1. El actor accede a Emozio.</text:p>
            <text:p text:style-name="P53">2. El actor introduce sus claves de acceso.</text:p>
            <text:p text:style-name="P53"><text:soft-page-break/>3. El actor pulsa el botón de acceso. </text:p>
            <text:p text:style-name="P53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30">Excepciones</text:p>
          </table:table-cell>
          <table:table-cell table:style-name="Table1.B8" office:value-type="string">
            <text:p text:style-name="P53">1. Las claves de usuario son incorrectas.</text:p>
            <text:p text:style-name="P53">2. El actor no estaba registrado en la plataforma en el momento que se realizó el acceso.</text:p>
            <text:p text:style-name="P53"/>
          </table:table-cell>
        </table:table-row>
        <table:table-row table:style-name="Table1.1">
          <table:table-cell table:style-name="Table1.A2" office:value-type="float" office:value="0">
            <text:p text:style-name="P30">Prioridad</text:p>
          </table:table-cell>
          <table:table-cell table:style-name="Table1.B8" office:value-type="string">
            <text:p text:style-name="P53">Alta</text:p>
            <text:p text:style-name="P96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30">Disponibilidad</text:p>
          </table:table-cell>
          <table:table-cell table:style-name="Table1.B9" office:value-type="string">
            <text:p text:style-name="P53">En el <text:span text:style-name="T12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30">Frecuencia de uso</text:p>
          </table:table-cell>
          <table:table-cell table:style-name="Table1.B10" office:value-type="string">
            <text:p text:style-name="P53">Moderada</text:p>
          </table:table-cell>
        </table:table-row>
        <table:table-row table:style-name="Table1.1">
          <table:table-cell table:style-name="Table1.A2" office:value-type="float" office:value="0">
            <text:p text:style-name="P30">Canal del actor</text:p>
          </table:table-cell>
          <table:table-cell table:style-name="Table1.B11" office:value-type="string">
            <text:p text:style-name="P53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30">Actores secundarios</text:p>
          </table:table-cell>
          <table:table-cell table:style-name="Table1.B12" office:value-type="string">
            <text:p text:style-name="P44">-</text:p>
          </table:table-cell>
        </table:table-row>
        <table:table-row table:style-name="Table1.1">
          <table:table-cell table:style-name="Table1.A2" office:value-type="float" office:value="0">
            <text:p text:style-name="P30">Canal de los actores secundarios</text:p>
          </table:table-cell>
          <table:table-cell table:style-name="Table1.B14" office:value-type="string">
            <text:p text:style-name="P44">-</text:p>
          </table:table-cell>
        </table:table-row>
        <table:table-row table:style-name="Table1.1">
          <table:table-cell table:style-name="Table1.A2" office:value-type="float" office:value="0">
            <text:p text:style-name="P102">Dependencias (con los requisitos)</text:p>
          </table:table-cell>
          <table:table-cell table:style-name="Table1.B14" office:value-type="string">
            <text:p text:style-name="P44"/>
          </table:table-cell>
        </table:table-row>
      </table:table>
      <text:p text:style-name="P16"/>
      <text:p text:style-name="P17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1">CU-<text:span text:style-name="T1">002</text:span></text:p>
          </table:table-cell>
          <table:table-cell table:style-name="Table2.B1" office:value-type="float" office:value="0">
            <text:p text:style-name="P30">Registrarse</text:p>
          </table:table-cell>
        </table:table-row>
        <table:table-row table:style-name="Table2.1">
          <table:table-cell table:style-name="Table2.A2" office:value-type="float" office:value="0">
            <text:p text:style-name="P30">Actor principal</text:p>
          </table:table-cell>
          <table:table-cell table:style-name="Table2.B2" office:value-type="string">
            <text:p text:style-name="P109">Usuario</text:p>
          </table:table-cell>
        </table:table-row>
        <table:table-row table:style-name="Table2.1">
          <table:table-cell table:style-name="Table2.A2" office:value-type="float" office:value="0">
            <text:p text:style-name="P30">Objetivo en contexto</text:p>
          </table:table-cell>
          <table:table-cell table:style-name="Table2.B3" office:value-type="string">
            <text:p text:style-name="P53">El actor desea registrarse en la plataforma cediendo sus datos personales <text:span text:style-name="T4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30">Precondiciones</text:p>
          </table:table-cell>
          <table:table-cell table:style-name="Table2.B4" office:value-type="string">
            <text:p text:style-name="P61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30">Disparador</text:p>
          </table:table-cell>
          <table:table-cell table:style-name="Table2.B5" office:value-type="string">
            <text:p text:style-name="P53">El actor desea <text:span text:style-name="T4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30">Escenario</text:p>
          </table:table-cell>
          <table:table-cell table:style-name="Table2.B6" office:value-type="string">
            <text:p text:style-name="P53">1. El actor accede a Emozio.</text:p>
            <text:p text:style-name="P53">2. El actor introduce <text:span text:style-name="T4">sus datos en un formulario de registro.</text:span></text:p>
            <text:p text:style-name="P53">3. El actor pulsa el botón de <text:span text:style-name="T4">registro.</text:span></text:p>
            <text:p text:style-name="P53">4. El sistema muestra el perfil del usuario donde podrá acceder al resto de servicios.</text:p>
          </table:table-cell>
        </table:table-row>
        <table:table-row table:style-name="Table2.1">
          <table:table-cell table:style-name="Table2.A2" office:value-type="float" office:value="0">
            <text:p text:style-name="P30">Excepciones</text:p>
          </table:table-cell>
          <table:table-cell table:style-name="Table2.B8" office:value-type="string">
            <text:p text:style-name="P53">1. L<text:span text:style-name="T4">os datos introducidos en el formulario son incorrectos.</text:span></text:p>
            <text:p text:style-name="P53">2. <text:span text:style-name="T4">Ya existe el usuario dentro de la plataforma.</text:span></text:p>
            <text:p text:style-name="P53"/>
          </table:table-cell>
        </table:table-row>
        <table:table-row table:style-name="Table2.1">
          <table:table-cell table:style-name="Table2.A2" office:value-type="float" office:value="0">
            <text:p text:style-name="P30">Prioridad</text:p>
          </table:table-cell>
          <table:table-cell table:style-name="Table2.B8" office:value-type="string">
            <text:p text:style-name="P53">Alta</text:p>
            <text:p text:style-name="P53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30">Disponibilidad</text:p>
          </table:table-cell>
          <table:table-cell table:style-name="Table2.B9" office:value-type="string">
            <text:p text:style-name="P53">En el <text:span text:style-name="T12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30">Frecuencia de uso</text:p>
          </table:table-cell>
          <table:table-cell table:style-name="Table2.B10" office:value-type="string">
            <text:p text:style-name="P61">Limitada</text:p>
          </table:table-cell>
        </table:table-row>
        <table:table-row table:style-name="Table2.1">
          <table:table-cell table:style-name="Table2.A2" office:value-type="float" office:value="0">
            <text:p text:style-name="P30">Canal del actor</text:p>
          </table:table-cell>
          <table:table-cell table:style-name="Table2.B11" office:value-type="string">
            <text:p text:style-name="P53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30">Actores secundarios</text:p>
          </table:table-cell>
          <table:table-cell table:style-name="Table2.B12" office:value-type="string">
            <text:p text:style-name="P45">-</text:p>
          </table:table-cell>
        </table:table-row>
        <table:table-row table:style-name="Table2.1">
          <table:table-cell table:style-name="Table2.A2" office:value-type="float" office:value="0">
            <text:p text:style-name="P30">Canal de los actores secundarios</text:p>
          </table:table-cell>
          <table:table-cell table:style-name="Table2.B14" office:value-type="string">
            <text:p text:style-name="P45">-</text:p>
          </table:table-cell>
        </table:table-row>
        <table:table-row table:style-name="Table2.1">
          <table:table-cell table:style-name="Table2.A2" office:value-type="float" office:value="0">
            <text:p text:style-name="P103">Dependencias (con los requisitos)</text:p>
          </table:table-cell>
          <table:table-cell table:style-name="Table2.B14" office:value-type="string">
            <text:p text:style-name="P45"/>
          </table:table-cell>
        </table:table-row>
      </table:table>
      <text:p text:style-name="P1"/>
      <text:p text:style-name="P1"/>
      <text:p text:style-name="P9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2">CU-<text:span text:style-name="T1">003</text:span></text:p>
          </table:table-cell>
          <table:table-cell table:style-name="Table3.B1" office:value-type="float" office:value="0">
            <text:p text:style-name="P31">Re<text:span text:style-name="T4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31">Actor principal</text:p>
          </table:table-cell>
          <table:table-cell table:style-name="Table3.B2" office:value-type="string">
            <text:p text:style-name="P109">Paciente</text:p>
          </table:table-cell>
        </table:table-row>
        <table:table-row table:style-name="Table3.1">
          <table:table-cell table:style-name="Table3.A2" office:value-type="float" office:value="0">
            <text:p text:style-name="P31">Objetivo en contexto</text:p>
          </table:table-cell>
          <table:table-cell table:style-name="Table3.B3" office:value-type="string">
            <text:p text:style-name="P54">El <text:span text:style-name="T4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31">Precondiciones</text:p>
          </table:table-cell>
          <table:table-cell table:style-name="Table3.B4" office:value-type="string">
            <text:p text:style-name="P61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31">Disparador</text:p>
          </table:table-cell>
          <table:table-cell table:style-name="Table3.B5" office:value-type="string">
            <text:p text:style-name="P61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31">Escenario</text:p>
          </table:table-cell>
          <table:table-cell table:style-name="Table3.B6" office:value-type="string">
            <text:p text:style-name="P54">1. El <text:s/><text:span text:style-name="T4">paciente </text:span>accede a Emozio.</text:p>
            <text:p text:style-name="P54">2. El <text:span text:style-name="T4">paciente</text:span> <text:span text:style-name="T4">entra en su perfil de usuario ya sea por registro o acceso.</text:span></text:p>
            <text:p text:style-name="P69">3. El sistema le muestra su perfil de usuario.</text:p>
            <text:p text:style-name="P54"><text:span text:style-name="T8">4</text:span>. El <text:span text:style-name="T4">paciente</text:span> pulsa el <text:span text:style-name="T4">botón de hacer el cuestionario.</text:span></text:p>
            <text:p text:style-name="P54"><text:span text:style-name="T8">5</text:span>. El sistema <text:span text:style-name="T4">le muestra el formulario que debe cubrir.</text:span></text:p>
            <text:p text:style-name="P61"><text:span text:style-name="T8">6</text:span>. El paciente cubre las respuestas del formulario.</text:p>
            <text:p text:style-name="P61"><text:span text:style-name="T8">7</text:span>. El paciente pulsa el botón de conocer los resultados.</text:p>
            <text:p text:style-name="P61"><text:span text:style-name="T8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31">Excepciones</text:p>
          </table:table-cell>
          <table:table-cell table:style-name="Table3.B8" office:value-type="string">
            <text:p text:style-name="P54">L<text:span text:style-name="T4">os datos introducidos en el formulario son incorrectos.</text:span></text:p>
            <text:p text:style-name="P54"/>
          </table:table-cell>
        </table:table-row>
        <table:table-row table:style-name="Table3.1">
          <table:table-cell table:style-name="Table3.A2" office:value-type="float" office:value="0">
            <text:p text:style-name="P31">Prioridad</text:p>
          </table:table-cell>
          <table:table-cell table:style-name="Table3.B8" office:value-type="string">
            <text:p text:style-name="P54">Alta</text:p>
            <text:p text:style-name="P54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31">Disponibilidad</text:p>
          </table:table-cell>
          <table:table-cell table:style-name="Table3.B9" office:value-type="string">
            <text:p text:style-name="P54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31">Frecuencia de uso</text:p>
          </table:table-cell>
          <table:table-cell table:style-name="Table3.B10" office:value-type="string">
            <text:p text:style-name="P69">Puntualmente</text:p>
          </table:table-cell>
        </table:table-row>
        <table:table-row table:style-name="Table3.1">
          <table:table-cell table:style-name="Table3.A2" office:value-type="float" office:value="0">
            <text:p text:style-name="P31">Canal del actor</text:p>
          </table:table-cell>
          <table:table-cell table:style-name="Table3.B11" office:value-type="string">
            <text:p text:style-name="P54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31">Actores secundarios</text:p>
          </table:table-cell>
          <table:table-cell table:style-name="Table3.B12" office:value-type="string">
            <text:p text:style-name="P46">-</text:p>
          </table:table-cell>
        </table:table-row>
        <table:table-row table:style-name="Table3.1">
          <table:table-cell table:style-name="Table3.A2" office:value-type="float" office:value="0">
            <text:p text:style-name="P31">Canal de los actores secundarios</text:p>
          </table:table-cell>
          <table:table-cell table:style-name="Table3.B14" office:value-type="string">
            <text:p text:style-name="P46">-</text:p>
          </table:table-cell>
        </table:table-row>
        <table:table-row table:style-name="Table3.1">
          <table:table-cell table:style-name="Table3.A2" office:value-type="float" office:value="0">
            <text:p text:style-name="P103">Dependencias (con los requisitos)</text:p>
          </table:table-cell>
          <table:table-cell table:style-name="Table3.B14" office:value-type="string">
            <text:p text:style-name="P46"/>
          </table:table-cell>
        </table:table-row>
      </table:table>
      <text:p text:style-name="P2"/>
      <text:p text:style-name="P2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3">CU-<text:span text:style-name="T1">004</text:span></text:p>
          </table:table-cell>
          <table:table-cell table:style-name="Table4.B1" office:value-type="float" office:value="0">
            <text:p text:style-name="P38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32">Actor principal</text:p>
          </table:table-cell>
          <table:table-cell table:style-name="Table4.B2" office:value-type="string">
            <text:p text:style-name="P109">Paciente</text:p>
          </table:table-cell>
        </table:table-row>
        <table:table-row table:style-name="Table4.1">
          <table:table-cell table:style-name="Table4.A2" office:value-type="float" office:value="0">
            <text:p text:style-name="P32">Objetivo en contexto</text:p>
          </table:table-cell>
          <table:table-cell table:style-name="Table4.B3" office:value-type="string">
            <text:p text:style-name="P55">El <text:span text:style-name="T4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2">Precondiciones</text:p>
          </table:table-cell>
          <table:table-cell table:style-name="Table4.B4" office:value-type="string">
            <text:p text:style-name="P62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32">Disparador</text:p>
          </table:table-cell>
          <table:table-cell table:style-name="Table4.B5" office:value-type="string">
            <text:p text:style-name="P62">El paciente debe <text:span text:style-name="T8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32">Escenario</text:p>
          </table:table-cell>
          <table:table-cell table:style-name="Table4.B6" office:value-type="string">
            <text:p text:style-name="P55">1. El <text:s/><text:span text:style-name="T4">paciente </text:span>accede a Emozio.</text:p>
            <text:p text:style-name="P55">2. El <text:span text:style-name="T4">paciente</text:span> <text:span text:style-name="T4">entra en su perfil de usuario ya sea por registro o acceso.</text:span></text:p>
            <text:p text:style-name="P70">3. El sistema le muestra su perfil de usuario <text:span text:style-name="T9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2">Excepciones</text:p>
          </table:table-cell>
          <table:table-cell table:style-name="Table4.B8" office:value-type="string">
            <text:p text:style-name="P76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32">Prioridad</text:p>
          </table:table-cell>
          <table:table-cell table:style-name="Table4.B8" office:value-type="string">
            <text:p text:style-name="P55">Alta</text:p>
            <text:p text:style-name="P55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32">Disponibilidad</text:p>
          </table:table-cell>
          <table:table-cell table:style-name="Table4.B9" office:value-type="string">
            <text:p text:style-name="P55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32">Frecuencia de uso</text:p>
          </table:table-cell>
          <table:table-cell table:style-name="Table4.B10" office:value-type="string">
            <text:p text:style-name="P76">Ocasionalmente</text:p>
          </table:table-cell>
        </table:table-row>
        <table:table-row table:style-name="Table4.1">
          <table:table-cell table:style-name="Table4.A2" office:value-type="float" office:value="0">
            <text:p text:style-name="P32">Canal del actor</text:p>
          </table:table-cell>
          <table:table-cell table:style-name="Table4.B11" office:value-type="string">
            <text:p text:style-name="P55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32">Actores secundarios</text:p>
          </table:table-cell>
          <table:table-cell table:style-name="Table4.B12" office:value-type="string">
            <text:p text:style-name="P47">-</text:p>
          </table:table-cell>
        </table:table-row>
        <table:table-row table:style-name="Table4.1">
          <table:table-cell table:style-name="Table4.A2" office:value-type="float" office:value="0">
            <text:p text:style-name="P32">Canal de los actores secundarios</text:p>
          </table:table-cell>
          <table:table-cell table:style-name="Table4.B14" office:value-type="string">
            <text:p text:style-name="P47">-</text:p>
          </table:table-cell>
        </table:table-row>
        <table:table-row table:style-name="Table4.1">
          <table:table-cell table:style-name="Table4.A2" office:value-type="float" office:value="0">
            <text:p text:style-name="P103">Dependencias (con los requisitos)</text:p>
          </table:table-cell>
          <table:table-cell table:style-name="Table4.B14" office:value-type="string">
            <text:p text:style-name="P47"/>
          </table:table-cell>
        </table:table-row>
      </table:table>
      <text:p text:style-name="P3"/>
      <text:p text:style-name="P3"/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4">CU-<text:span text:style-name="T1">005</text:span></text:p>
          </table:table-cell>
          <table:table-cell table:style-name="Table5.B1" office:value-type="float" office:value="0">
            <text:p text:style-name="P39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33">Actor principal</text:p>
          </table:table-cell>
          <table:table-cell table:style-name="Table5.B2" office:value-type="string">
            <text:p text:style-name="P109">Paciente</text:p>
          </table:table-cell>
        </table:table-row>
        <table:table-row table:style-name="Table5.1">
          <table:table-cell table:style-name="Table5.A2" office:value-type="float" office:value="0">
            <text:p text:style-name="P33">Objetivo en contexto</text:p>
          </table:table-cell>
          <table:table-cell table:style-name="Table5.B3" office:value-type="string">
            <text:p text:style-name="P56">El <text:span text:style-name="T4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33">Precondiciones</text:p>
          </table:table-cell>
          <table:table-cell table:style-name="Table5.B4" office:value-type="string">
            <text:p text:style-name="P63"><text:span text:style-name="T10">1. </text:span>El cuestionario debe estar cubierto.</text:p>
            <text:p text:style-name="P80">2. Las respuestas del cuestionario <text:span text:style-name="T14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33">Disparador</text:p>
          </table:table-cell>
          <table:table-cell table:style-name="Table5.B5" office:value-type="string">
            <text:p text:style-name="P63">El paciente <text:s/><text:span text:style-name="T13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33">Escenario</text:p>
          </table:table-cell>
          <table:table-cell table:style-name="Table5.B6" office:value-type="string">
            <text:p text:style-name="P56">1. El <text:s/><text:span text:style-name="T4">paciente </text:span>accede a Emozio.</text:p>
            <text:p text:style-name="P56">2. El <text:span text:style-name="T4">paciente</text:span> <text:span text:style-name="T4">entra en su perfil de usuario ya sea por registro o acceso.</text:span></text:p>
            <text:p text:style-name="P71">3. El sistema le muestra su perfil de usuario <text:span text:style-name="T9">donde se encuentran los resultados del cuestionario de asignación.</text:span></text:p>
            <text:p text:style-name="P80">4. El paciente pulsa el botón de contacto del psicólogo en cuestión.</text:p>
            <text:p text:style-name="P86">5. El sistema le muestra un formulario de contacto que debe cubrir.</text:p>
            <text:p text:style-name="P86">6. El paciente cubre el formulario.</text:p>
            <text:p text:style-name="P86">7. El paciente pulsa el botón de enviar.</text:p>
            <text:p text:style-name="P86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33">Excepciones</text:p>
          </table:table-cell>
          <table:table-cell table:style-name="Table5.B8" office:value-type="string">
            <text:p text:style-name="P77"><text:span text:style-name="T11">1. </text:span>El paciente no ha cubierto el test en ninguna ocasión.</text:p>
            <text:p text:style-name="P86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33">Prioridad</text:p>
          </table:table-cell>
          <table:table-cell table:style-name="Table5.B8" office:value-type="string">
            <text:p text:style-name="P86">Moderada</text:p>
            <text:p text:style-name="P97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33">Disponibilidad</text:p>
          </table:table-cell>
          <table:table-cell table:style-name="Table5.B9" office:value-type="string">
            <text:p text:style-name="P56">En el <text:span text:style-name="T10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33">Frecuencia de uso</text:p>
          </table:table-cell>
          <table:table-cell table:style-name="Table5.B10" office:value-type="string">
            <text:p text:style-name="P86">Puntualmente</text:p>
          </table:table-cell>
        </table:table-row>
        <table:table-row table:style-name="Table5.1">
          <table:table-cell table:style-name="Table5.A2" office:value-type="float" office:value="0">
            <text:p text:style-name="P33">Canal del actor</text:p>
          </table:table-cell>
          <table:table-cell table:style-name="Table5.B11" office:value-type="string">
            <text:p text:style-name="P56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33">Actores secundarios</text:p>
          </table:table-cell>
          <table:table-cell table:style-name="Table5.B12" office:value-type="string">
            <text:p text:style-name="P48">-</text:p>
          </table:table-cell>
        </table:table-row>
        <table:table-row table:style-name="Table5.1">
          <table:table-cell table:style-name="Table5.A2" office:value-type="float" office:value="0">
            <text:p text:style-name="P33">Canal de los actores secundarios</text:p>
          </table:table-cell>
          <table:table-cell table:style-name="Table5.B14" office:value-type="string">
            <text:p text:style-name="P48">-</text:p>
          </table:table-cell>
        </table:table-row>
        <table:table-row table:style-name="Table5.1">
          <table:table-cell table:style-name="Table5.A2" office:value-type="float" office:value="0">
            <text:p text:style-name="P103">Dependencias (con los requisitos)</text:p>
          </table:table-cell>
          <table:table-cell table:style-name="Table5.B14" office:value-type="string">
            <text:p text:style-name="P48"/>
          </table:table-cell>
        </table:table-row>
      </table:table>
      <text:p text:style-name="P4"/>
      <text:p text:style-name="P4"/>
      <text:p text:style-name="P5"/>
      <text:p text:style-name="P12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5">CU-<text:span text:style-name="T1">006</text:span></text:p>
          </table:table-cell>
          <table:table-cell table:style-name="Table6.B1" office:value-type="float" office:value="0">
            <text:p text:style-name="P40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34">Actor principal</text:p>
          </table:table-cell>
          <table:table-cell table:style-name="Table6.B2" office:value-type="string">
            <text:p text:style-name="P109">Paciente</text:p>
          </table:table-cell>
        </table:table-row>
        <table:table-row table:style-name="Table6.1">
          <table:table-cell table:style-name="Table6.A2" office:value-type="float" office:value="0">
            <text:p text:style-name="P34">Objetivo en contexto</text:p>
          </table:table-cell>
          <table:table-cell table:style-name="Table6.B3" office:value-type="string">
            <text:p text:style-name="P57">El <text:span text:style-name="T4">paciente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34">Precondiciones</text:p>
          </table:table-cell>
          <table:table-cell table:style-name="Table6.B4" office:value-type="string">
            <text:p text:style-name="P92">El paciente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34">Disparador</text:p>
          </table:table-cell>
          <table:table-cell table:style-name="Table6.B5" office:value-type="string">
            <text:p text:style-name="P64">El paciente debe <text:span text:style-name="T8">acceder a su perfil.</text:span></text:p>
          </table:table-cell>
        </table:table-row>
        <table:table-row table:style-name="Table6.1">
          <table:table-cell table:style-name="Table6.A2" office:value-type="float" office:value="0">
            <text:p text:style-name="P34">Escenario</text:p>
          </table:table-cell>
          <table:table-cell table:style-name="Table6.B6" office:value-type="string">
            <text:p text:style-name="P57">1. El <text:s/><text:span text:style-name="T4">paciente </text:span>accede a Emozio.</text:p>
            <text:p text:style-name="P57">2. El <text:span text:style-name="T4">paciente</text:span> <text:span text:style-name="T4">entra en su perfil de usuario ya sea por registro o acceso.</text:span></text:p>
            <text:p text:style-name="P72">3. El sistema le muestra su perfil de usuario.</text:p>
            <text:p text:style-name="P81">4. El paciente pulsa el botón <text:span text:style-name="T13">de modificación de datos.</text:span></text:p>
            <text:p text:style-name="P87">5. El sistema le muestra un formulario <text:span text:style-name="T13">con sus datos actuales.</text:span></text:p>
            <text:p text:style-name="P87">6. El paciente cubre el formulario <text:span text:style-name="T13">con los datos correctos</text:span>.</text:p>
            <text:p text:style-name="P87">7. El paciente pulsa el botón de enviar.</text:p>
            <text:p text:style-name="P87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34">Excepciones</text:p>
          </table:table-cell>
          <table:table-cell table:style-name="Table6.B8" office:value-type="string">
            <text:p text:style-name="P92">El paciente 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34">Prioridad</text:p>
          </table:table-cell>
          <table:table-cell table:style-name="Table6.B8" office:value-type="string">
            <text:p text:style-name="P87">Moderada</text:p>
            <text:p text:style-name="P98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34">Disponibilidad</text:p>
          </table:table-cell>
          <table:table-cell table:style-name="Table6.B9" office:value-type="string">
            <text:p text:style-name="P57">En el <text:span text:style-name="T13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34">Frecuencia de uso</text:p>
          </table:table-cell>
          <table:table-cell table:style-name="Table6.B10" office:value-type="string">
            <text:p text:style-name="P87">Puntualmente</text:p>
          </table:table-cell>
        </table:table-row>
        <table:table-row table:style-name="Table6.1">
          <table:table-cell table:style-name="Table6.A2" office:value-type="float" office:value="0">
            <text:p text:style-name="P34">Canal del actor</text:p>
          </table:table-cell>
          <table:table-cell table:style-name="Table6.B11" office:value-type="string">
            <text:p text:style-name="P57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34">Actores secundarios</text:p>
          </table:table-cell>
          <table:table-cell table:style-name="Table6.B12" office:value-type="string">
            <text:p text:style-name="P49">-</text:p>
          </table:table-cell>
        </table:table-row>
        <table:table-row table:style-name="Table6.1">
          <table:table-cell table:style-name="Table6.A2" office:value-type="float" office:value="0">
            <text:p text:style-name="P34">Canal de los actores secundarios</text:p>
          </table:table-cell>
          <table:table-cell table:style-name="Table6.B14" office:value-type="string">
            <text:p text:style-name="P49">-</text:p>
          </table:table-cell>
        </table:table-row>
        <table:table-row table:style-name="Table6.1">
          <table:table-cell table:style-name="Table6.A2" office:value-type="float" office:value="0">
            <text:p text:style-name="P103">Dependencias (con los requisitos)</text:p>
          </table:table-cell>
          <table:table-cell table:style-name="Table6.B14" office:value-type="string">
            <text:p text:style-name="P49"/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6">CU-<text:span text:style-name="T1">007</text:span></text:p>
          </table:table-cell>
          <table:table-cell table:style-name="Table7.B1" office:value-type="float" office:value="0">
            <text:p text:style-name="P41">Valorar psicól<text:span text:style-name="T16">o</text:span>go</text:p>
          </table:table-cell>
        </table:table-row>
        <table:table-row table:style-name="Table7.1">
          <table:table-cell table:style-name="Table7.A2" office:value-type="float" office:value="0">
            <text:p text:style-name="P35">Actor principal</text:p>
          </table:table-cell>
          <table:table-cell table:style-name="Table7.B2" office:value-type="string">
            <text:p text:style-name="P110">Paciente</text:p>
          </table:table-cell>
        </table:table-row>
        <table:table-row table:style-name="Table7.1">
          <table:table-cell table:style-name="Table7.A2" office:value-type="float" office:value="0">
            <text:p text:style-name="P35">Objetivo en contexto</text:p>
          </table:table-cell>
          <table:table-cell table:style-name="Table7.B3" office:value-type="string">
            <text:p text:style-name="P58">El <text:span text:style-name="T4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35">Precondiciones</text:p>
          </table:table-cell>
          <table:table-cell table:style-name="Table7.B4" office:value-type="string">
            <text:p text:style-name="P92">El paciente <text:span text:style-name="T14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35">Disparador</text:p>
          </table:table-cell>
          <table:table-cell table:style-name="Table7.B5" office:value-type="string">
            <text:p text:style-name="P65">El paciente debe <text:span text:style-name="T8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35">Escenario</text:p>
          </table:table-cell>
          <table:table-cell table:style-name="Table7.B6" office:value-type="string">
            <text:p text:style-name="P58">1. El <text:s/><text:span text:style-name="T4">paciente </text:span>accede a Emozio.</text:p>
            <text:p text:style-name="P58">2. El <text:span text:style-name="T4">paciente</text:span> <text:span text:style-name="T4">entra en su perfil de usuario ya sea por registro o acceso.</text:span></text:p>
            <text:p text:style-name="P73">3. El sistema le muestra su perfil de usuario <text:span text:style-name="T9">donde se encuentran los resultados del cuestionario de asignación.</text:span></text:p>
            <text:p text:style-name="P82">4. El paciente pulsa el botón <text:span text:style-name="T14">de mostrar más información del psicólogo.</text:span></text:p>
            <text:p text:style-name="P88">5. El sistema le muestra <text:span text:style-name="T14">el perfil del psicólogo seleccionado.</text:span></text:p>
            <text:p text:style-name="P88">6. El paciente <text:span text:style-name="T14">pulsa el botón de realizar valoración.</text:span></text:p>
            <text:p text:style-name="P94">7. El sistema muestra un breve formulario que le permite valorar y escribir un mensaje.</text:p>
            <text:p text:style-name="P88"><text:span text:style-name="T14">8</text:span>. El paciente pulsa el botón de enviar.</text:p>
            <text:p text:style-name="P88"><text:span text:style-name="T14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35">Excepciones</text:p>
          </table:table-cell>
          <table:table-cell table:style-name="Table7.B8" office:value-type="string">
            <text:p text:style-name="P94">1. El paciente no se había puesto en contacto con el psicólogo previamente.</text:p>
            <text:p text:style-name="P94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35">Prioridad</text:p>
          </table:table-cell>
          <table:table-cell table:style-name="Table7.B8" office:value-type="string">
            <text:p text:style-name="P88">Moderada</text:p>
            <text:p text:style-name="P99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35">Disponibilidad</text:p>
          </table:table-cell>
          <table:table-cell table:style-name="Table7.B9" office:value-type="string">
            <text:p text:style-name="P58">En el <text:span text:style-name="T14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35">Frecuencia de uso</text:p>
          </table:table-cell>
          <table:table-cell table:style-name="Table7.B10" office:value-type="string">
            <text:p text:style-name="P88">Puntualmente</text:p>
          </table:table-cell>
        </table:table-row>
        <table:table-row table:style-name="Table7.1">
          <table:table-cell table:style-name="Table7.A2" office:value-type="float" office:value="0">
            <text:p text:style-name="P35">Canal del actor</text:p>
          </table:table-cell>
          <table:table-cell table:style-name="Table7.B11" office:value-type="string">
            <text:p text:style-name="P58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35">Actores secundarios</text:p>
          </table:table-cell>
          <table:table-cell table:style-name="Table7.B12" office:value-type="string">
            <text:p text:style-name="P50">-</text:p>
          </table:table-cell>
        </table:table-row>
        <table:table-row table:style-name="Table7.1">
          <table:table-cell table:style-name="Table7.A2" office:value-type="float" office:value="0">
            <text:p text:style-name="P35">Canal de los actores secundarios</text:p>
          </table:table-cell>
          <table:table-cell table:style-name="Table7.B14" office:value-type="string">
            <text:p text:style-name="P50">-</text:p>
          </table:table-cell>
        </table:table-row>
        <table:table-row table:style-name="Table7.1">
          <table:table-cell table:style-name="Table7.A2" office:value-type="float" office:value="0">
            <text:p text:style-name="P103">Dependencias (con los requisitos)</text:p>
          </table:table-cell>
          <table:table-cell table:style-name="Table7.B14" office:value-type="string">
            <text:p text:style-name="P50"/>
          </table:table-cell>
        </table:table-row>
      </table:table>
      <text:p text:style-name="P6"/>
      <text:p text:style-name="P6"/>
      <text:p text:style-name="P1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7">CU-<text:span text:style-name="T1">008</text:span></text:p>
          </table:table-cell>
          <table:table-cell table:style-name="Table8.B1" office:value-type="float" office:value="0">
            <text:p text:style-name="P41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36">Actor principal</text:p>
          </table:table-cell>
          <table:table-cell table:style-name="Table8.B2" office:value-type="string">
            <text:p text:style-name="P110">Paciente</text:p>
          </table:table-cell>
        </table:table-row>
        <table:table-row table:style-name="Table8.1">
          <table:table-cell table:style-name="Table8.A2" office:value-type="float" office:value="0">
            <text:p text:style-name="P36">Objetivo en contexto</text:p>
          </table:table-cell>
          <table:table-cell table:style-name="Table8.B3" office:value-type="string">
            <text:p text:style-name="P59">El <text:span text:style-name="T4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36">Precondiciones</text:p>
          </table:table-cell>
          <table:table-cell table:style-name="Table8.B4" office:value-type="string">
            <text:p text:style-name="P63"><text:span text:style-name="T10">1. </text:span>El cuestionario debe estar cubierto.</text:p>
            <text:p text:style-name="P80">2. Las respuestas del cuestionario <text:span text:style-name="T14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36">Disparador</text:p>
          </table:table-cell>
          <table:table-cell table:style-name="Table8.B5" office:value-type="string">
            <text:p text:style-name="P66">El paciente <text:span text:style-name="T14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36">Escenario</text:p>
          </table:table-cell>
          <table:table-cell table:style-name="Table8.B6" office:value-type="string">
            <text:p text:style-name="P59">1. El <text:s/><text:span text:style-name="T4">paciente </text:span>accede a Emozio.</text:p>
            <text:p text:style-name="P59">2. El <text:span text:style-name="T4">paciente</text:span> <text:span text:style-name="T4">entra en su perfil de usuario ya sea por registro o acceso.</text:span></text:p>
            <text:p text:style-name="P74">3. El sistema le muestra su perfil de usuario <text:span text:style-name="T9">donde se encuentran los resultados del cuestionario de asignación.</text:span></text:p>
            <text:p text:style-name="P83">4. El paciente <text:span text:style-name="T14">cubre el formulario de filtros que se muestra en la página.</text:span></text:p>
            <text:p text:style-name="P89"><text:span text:style-name="T14">5</text:span>. El paciente pulsa el botón de enviar.</text:p>
            <text:p text:style-name="P89"><text:span text:style-name="T14">6</text:span>. El sistema<text:span text:style-name="T14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36">Excepciones</text:p>
          </table:table-cell>
          <table:table-cell table:style-name="Table8.B8" office:value-type="string">
            <text:p text:style-name="P78"><text:span text:style-name="T11">1. </text:span>El paciente no ha cubierto el test en ninguna ocasión.</text:p>
            <text:p text:style-name="P90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36">Prioridad</text:p>
          </table:table-cell>
          <table:table-cell table:style-name="Table8.B8" office:value-type="string">
            <text:p text:style-name="P89">Moderada</text:p>
            <text:p text:style-name="P100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36">Disponibilidad</text:p>
          </table:table-cell>
          <table:table-cell table:style-name="Table8.B9" office:value-type="string">
            <text:p text:style-name="P59">En el <text:span text:style-name="T15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36">Frecuencia de uso</text:p>
          </table:table-cell>
          <table:table-cell table:style-name="Table8.B10" office:value-type="string">
            <text:p text:style-name="P79">Ocasionalmente</text:p>
          </table:table-cell>
        </table:table-row>
        <table:table-row table:style-name="Table8.1">
          <table:table-cell table:style-name="Table8.A2" office:value-type="float" office:value="0">
            <text:p text:style-name="P36">Canal del actor</text:p>
          </table:table-cell>
          <table:table-cell table:style-name="Table8.B11" office:value-type="string">
            <text:p text:style-name="P59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36">Actores secundarios</text:p>
          </table:table-cell>
          <table:table-cell table:style-name="Table8.B12" office:value-type="string">
            <text:p text:style-name="P51">-</text:p>
          </table:table-cell>
        </table:table-row>
        <table:table-row table:style-name="Table8.1">
          <table:table-cell table:style-name="Table8.A2" office:value-type="float" office:value="0">
            <text:p text:style-name="P36">Canal de los actores secundarios</text:p>
          </table:table-cell>
          <table:table-cell table:style-name="Table8.B14" office:value-type="string">
            <text:p text:style-name="P51">-</text:p>
          </table:table-cell>
        </table:table-row>
        <table:table-row table:style-name="Table8.1">
          <table:table-cell table:style-name="Table8.A2" office:value-type="float" office:value="0">
            <text:p text:style-name="P103">Dependencias (con los requisitos)</text:p>
          </table:table-cell>
          <table:table-cell table:style-name="Table8.B14" office:value-type="string">
            <text:p text:style-name="P51"/>
          </table:table-cell>
        </table:table-row>
      </table:table>
      <text:p text:style-name="P7"/>
      <text:p text:style-name="P7"/>
      <text:p text:style-name="P14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8">CU-<text:span text:style-name="T1">009</text:span></text:p>
          </table:table-cell>
          <table:table-cell table:style-name="Table9.B1" office:value-type="float" office:value="0">
            <text:p text:style-name="P42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37">Actor principal</text:p>
          </table:table-cell>
          <table:table-cell table:style-name="Table9.B2" office:value-type="string">
            <text:p text:style-name="P110">Paciente</text:p>
          </table:table-cell>
        </table:table-row>
        <table:table-row table:style-name="Table9.1">
          <table:table-cell table:style-name="Table9.A2" office:value-type="float" office:value="0">
            <text:p text:style-name="P37">Objetivo en contexto</text:p>
          </table:table-cell>
          <table:table-cell table:style-name="Table9.B3" office:value-type="string">
            <text:p text:style-name="P60">El <text:span text:style-name="T4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37">Precondiciones</text:p>
          </table:table-cell>
          <table:table-cell table:style-name="Table9.B4" office:value-type="string">
            <text:p text:style-name="P68"><text:span text:style-name="T10">1. </text:span>El cuestionario debe estar cubierto.</text:p>
            <text:p text:style-name="P85">2. Las respuestas del cuestionario <text:span text:style-name="T14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37">Disparador</text:p>
          </table:table-cell>
          <table:table-cell table:style-name="Table9.B5" office:value-type="string">
            <text:p text:style-name="P67">El paciente debe <text:span text:style-name="T8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37">Escenario</text:p>
          </table:table-cell>
          <table:table-cell table:style-name="Table9.B6" office:value-type="string">
            <text:p text:style-name="P60">1. El <text:s/><text:span text:style-name="T4">paciente </text:span>accede a Emozio.</text:p>
            <text:p text:style-name="P60">2. El <text:span text:style-name="T4">paciente</text:span> <text:span text:style-name="T4">entra en su perfil de usuario ya sea por registro o acceso.</text:span></text:p>
            <text:p text:style-name="P75">3. El sistema le muestra su perfil de usuario <text:span text:style-name="T9">donde se encuentran los resultados del cuestionario de asignación.</text:span></text:p>
            <text:p text:style-name="P84">4. El paciente pulsa el botón <text:span text:style-name="T14">de mostrar más información del psicólogo.</text:span></text:p>
            <text:p text:style-name="P91">5. El sistema le muestra <text:span text:style-name="T14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37">Excepciones</text:p>
          </table:table-cell>
          <table:table-cell table:style-name="Table9.B8" office:value-type="string">
            <text:p text:style-name="P93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37">Prioridad</text:p>
          </table:table-cell>
          <table:table-cell table:style-name="Table9.B8" office:value-type="string">
            <text:p text:style-name="P91">Moderada</text:p>
            <text:p text:style-name="P101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37">Disponibilidad</text:p>
          </table:table-cell>
          <table:table-cell table:style-name="Table9.B9" office:value-type="string">
            <text:p text:style-name="P60">En el <text:span text:style-name="T17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37">Frecuencia de uso</text:p>
          </table:table-cell>
          <table:table-cell table:style-name="Table9.B10" office:value-type="string">
            <text:p text:style-name="P95">Ocasionalmente</text:p>
          </table:table-cell>
        </table:table-row>
        <table:table-row table:style-name="Table9.1">
          <table:table-cell table:style-name="Table9.A2" office:value-type="float" office:value="0">
            <text:p text:style-name="P37">Canal del actor</text:p>
          </table:table-cell>
          <table:table-cell table:style-name="Table9.B11" office:value-type="string">
            <text:p text:style-name="P60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37">Actores secundarios</text:p>
          </table:table-cell>
          <table:table-cell table:style-name="Table9.B12" office:value-type="string">
            <text:p text:style-name="P52">-</text:p>
          </table:table-cell>
        </table:table-row>
        <table:table-row table:style-name="Table9.1">
          <table:table-cell table:style-name="Table9.A2" office:value-type="float" office:value="0">
            <text:p text:style-name="P37">Canal de los actores secundarios</text:p>
          </table:table-cell>
          <table:table-cell table:style-name="Table9.B14" office:value-type="string">
            <text:p text:style-name="P52">-</text:p>
          </table:table-cell>
        </table:table-row>
        <table:table-row table:style-name="Table9.1">
          <table:table-cell table:style-name="Table9.A2" office:value-type="float" office:value="0">
            <text:p text:style-name="P103">Dependencias (con los requisitos)</text:p>
          </table:table-cell>
          <table:table-cell table:style-name="Table9.B14" office:value-type="string">
            <text:p text:style-name="P5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7-12-16T11:00:54.119246823</dc:date>
    <meta:editing-duration>PT1H34M3S</meta:editing-duration>
    <meta:editing-cycles>21</meta:editing-cycles>
    <meta:document-statistic meta:table-count="14" meta:image-count="0" meta:object-count="0" meta:page-count="10" meta:paragraph-count="331" meta:word-count="1684" meta:character-count="10510" meta:non-whitespace-character-count="9146"/>
  </office:meta>
</office:document-meta>
</file>